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in" fo:margin-right="0in" fo:text-indent="0.5in" style:auto-text-indent="false"/>
    </style:style>
    <style:style style:name="P2" style:family="paragraph" style:parent-style-name="Standard" style:master-page-name="Standard">
      <style:paragraph-properties style:page-number="1"/>
    </style:style>
    <style:style style:name="T1" style:family="text">
      <style:text-properties fo:font-size="24pt" fo:font-weight="bold" style:font-size-asian="24pt" style:font-weight-asian="bold" style:font-size-complex="2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Relatorio Final</text:span></text:p>
      <text:p text:style-name="Standard"/>
      <text:p text:style-name="P1">Foi feito o teste de uma aplicação web para o teste de QA na empresa Montreal. O Site quando acessei a primeira vez, estava muito lento e dificultou bastante a realização do teste exploratório.</text:p>
      <text:p text:style-name="Standard"><text:tab/>No dia seguinte quando dei prosseguimento no teste, o site já havia parado com a lentidão e isso facilitou na realização do teste. Foram identificados alguns erros na documentação enviada para realizar o teste e alguns bugs dentro da aplicação. </text:p>
      <text:p text:style-name="Standard"><text:tab/>A maior dificuldade encontrada foi na realização da automação, eu tinha um conceito errado de POM e, quando fui tentar aplicar o novo conceito aprendido, não funcionou. Passei mais de 24 horas (no total), lendo e aprendendo com tutoriais para tentar fazer a automação funcionar, mas infelizmente alguns comandos básicos dentro Ruby+Capybara+Cucumber não foram reconhecidos. <text:s/></text:p>
      <text:p text:style-name="Standard"><text:tab/>As melhorias para o site já foram reportados dentro do projeto do GitHub, mas vale ressaltar que o documento “Processo Prova Técnica Analista de Testes” deveria passar por uma revisão total para corrigir problemas de erros de português nos textos, tendo em vista que este documento serve como “Documento oficial de desenvolvimento”. </text:p>
      <text:p text:style-name="Standard"/>
      <text:p text:style-name="Standard"><text:tab/>Esse teste foi essencial para mais um aprendizado na área de automação, aprendi muito sobre POM e automação em geral com Ruby+Capybara+Cucumber, vou estar estudando ainda mais sobre POM, pois é um padrão de teste muito utilizado atualmente e que eu tinha um entendimento err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6" meta:word-count="228" meta:character-count="1443" meta:non-whitespace-character-count="1213"/>
    <meta:generator>LibreOfficeDev/6.0.5.2$Linux_X86_64 LibreOffice_project/</meta:generator>
  </office:meta>
</office:document-meta>
</file>